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Basic/Standard/RequirementDeleteUnmark.xml"/>
  <manifest:file-entry manifest:media-type="text/xml" manifest:full-path="Basic/Standard/script-lb.xml"/>
  <manifest:file-entry manifest:media-type="text/xml" manifest:full-path="Basic/Standard/RequirementCreate.xml"/>
  <manifest:file-entry manifest:media-type="text/xml" manifest:full-path="Basic/Standard/ThisDocument.xml"/>
  <manifest:file-entry manifest:media-type="text/xml" manifest:full-path="Basic/Standard/AutoOpen.xml"/>
  <manifest:file-entry manifest:media-type="text/xml" manifest:full-path="Basic/Standard/Globals.xml"/>
  <manifest:file-entry manifest:media-type="text/xml" manifest:full-path="Basic/Standard/AutoClose.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sans-serif" svg:font-family="sans-serif"/>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0">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ES"/>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justify" style:justify-single-word="false"/>
    </style:style>
    <style:style style:name="P5"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8" style:family="paragraph" style:parent-style-name="Text_20_body">
      <style:paragraph-properties fo:text-align="justify" style:justify-single-word="false"/>
      <style:text-properties fo:language="es" fo:country="ES"/>
    </style:style>
    <style:style style:name="P9" style:family="paragraph" style:parent-style-name="Text_20_body">
      <style:paragraph-properties fo:margin-left="0cm" fo:margin-right="0cm" fo:text-align="justify" style:justify-single-word="false" fo:text-indent="0cm" style:auto-text-indent="false"/>
      <style:text-properties fo:language="es" fo:country="ES"/>
    </style:style>
    <style:style style:name="P10" style:family="paragraph" style:parent-style-name="Standard">
      <style:paragraph-properties fo:margin-left="1.27cm" fo:margin-right="0cm" fo:text-align="justify" style:justify-single-word="false" fo:text-indent="0cm" style:auto-text-indent="false"/>
      <style:text-properties fo:language="es" fo:country="ES"/>
    </style:style>
    <style:style style:name="P11" style:family="paragraph" style:parent-style-name="Contents_20_1">
      <style:paragraph-properties>
        <style:tab-stops>
          <style:tab-stop style:position="0.762cm"/>
          <style:tab-stop style:position="16.51cm" style:type="right"/>
        </style:tab-stops>
      </style:paragraph-properties>
    </style:style>
    <style:style style:name="P12" style:family="paragraph" style:parent-style-name="Title">
      <style:paragraph-properties fo:text-align="end" style:justify-single-word="false"/>
    </style:style>
    <style:style style:name="P13" style:family="paragraph" style:parent-style-name="Title">
      <style:text-properties fo:language="es" fo:country="ES"/>
    </style:style>
    <style:style style:name="P14" style:family="paragraph" style:parent-style-name="Title">
      <style:paragraph-properties fo:text-align="end" style:justify-single-word="false"/>
      <style:text-properties fo:language="es" fo:country="ES"/>
    </style:style>
    <style:style style:name="P15" style:family="paragraph" style:parent-style-name="Title">
      <style:text-properties fo:font-size="14pt" fo:language="es" fo:country="ES" style:font-size-asian="14pt"/>
    </style:style>
    <style:style style:name="P16" style:family="paragraph" style:parent-style-name="Title">
      <style:paragraph-properties fo:text-align="end" style:justify-single-word="false"/>
      <style:text-properties fo:font-size="14pt" fo:language="es" fo:country="ES" style:font-size-asian="14pt"/>
    </style:style>
    <style:style style:name="P17" style:family="paragraph" style:parent-style-name="Title">
      <style:paragraph-properties fo:break-before="page"/>
      <style:text-properties fo:language="es" fo:country="ES"/>
    </style:style>
    <style:style style:name="P18" style:family="paragraph" style:parent-style-name="Contents_20_2">
      <style:paragraph-properties>
        <style:tab-stops>
          <style:tab-stop style:position="1.746cm"/>
          <style:tab-stop style:position="16.51cm" style:type="right"/>
        </style:tab-stops>
      </style:paragraph-properties>
    </style:style>
    <style:style style:name="P19" style:family="paragraph" style:parent-style-name="InfoBlue">
      <style:paragraph-properties fo:margin-top="0cm" fo:margin-bottom="0cm"/>
      <style:text-properties style:font-style-complex="normal"/>
    </style:style>
    <style:style style:name="P20" style:family="paragraph" style:parent-style-name="Tabletext">
      <style:text-properties fo:language="es" fo:country="ES"/>
    </style:style>
    <style:style style:name="P21" style:family="paragraph" style:parent-style-name="Tabletext">
      <style:paragraph-properties fo:text-align="center" style:justify-single-word="false"/>
      <style:text-properties fo:language="es" fo:country="ES" fo:font-weight="bold" style:font-weight-asian="bold"/>
    </style:style>
    <style:style style:name="P22" style:family="paragraph" style:parent-style-name="Tabletext">
      <style:paragraph-properties fo:text-align="center" style:justify-single-word="false"/>
      <style:text-properties fo:language="es" fo:country="ES"/>
    </style:style>
    <style:style style:name="P23" style:family="paragraph" style:parent-style-name="Sangría_20_3_20_de_20_t._20_independiente">
      <style:paragraph-properties fo:text-align="justify" style:justify-single-word="false"/>
    </style:style>
    <style:style style:name="P24" style:family="paragraph" style:parent-style-name="Standard" style:list-style-name="L1">
      <style:paragraph-properties>
        <style:tab-stops>
          <style:tab-stop style:position="1.746cm"/>
          <style:tab-stop style:position="16.51cm" style:type="right"/>
        </style:tab-stops>
      </style:paragraph-properties>
    </style:style>
    <style:style style:name="P25" style:family="paragraph" style:parent-style-name="Standard">
      <style:paragraph-properties fo:margin-left="0cm" fo:margin-right="0cm" fo:text-align="justify" style:justify-single-word="false" fo:text-indent="0cm" style:auto-text-indent="false"/>
      <style:text-properties fo:language="es" fo:country="ES"/>
    </style:style>
    <style:style style:name="P26" style:family="paragraph" style:parent-style-name="Standard">
      <style:paragraph-properties fo:margin-left="1.27cm" fo:margin-right="0cm" fo:text-align="justify" style:justify-single-word="false" fo:text-indent="0cm" style:auto-text-indent="false"/>
      <style:text-properties fo:language="es" fo:country="ES"/>
    </style:style>
    <style:style style:name="P27" style:family="paragraph" style:parent-style-name="Heading_20_2">
      <style:paragraph-properties fo:text-align="justify" style:justify-single-word="false"/>
      <style:text-properties fo:language="es" fo:country="ES"/>
    </style:style>
    <style:style style:name="P28" style:family="paragraph" style:parent-style-name="Heading_20_2">
      <style:paragraph-properties fo:text-align="justify" style:justify-single-word="false" fo:orphans="2" fo:widows="2"/>
      <style:text-properties fo:language="es" fo:country="ES"/>
    </style:style>
    <style:style style:name="P29" style:family="paragraph" style:parent-style-name="Heading_20_2">
      <style:paragraph-properties fo:text-align="justify" style:justify-single-word="false" fo:orphans="2" fo:widows="2"/>
      <style:text-properties fo:language="es" fo:country="ES" style:font-name-complex="Arial"/>
    </style:style>
    <style:style style:name="P30" style:family="paragraph" style:parent-style-name="Heading_20_2">
      <style:paragraph-properties fo:text-align="justify" style:justify-single-word="false"/>
    </style:style>
    <style:style style:name="P31" style:family="paragraph" style:parent-style-name="Title" style:master-page-name="Standard">
      <style:paragraph-properties fo:text-align="end" style:justify-single-word="false" style:page-number="auto"/>
      <style:text-properties fo:language="es" fo:country="ES"/>
    </style:style>
    <style:style style:name="P32" style:family="paragraph" style:parent-style-name="Title" style:master-page-name="Convertir_20_1">
      <style:paragraph-properties style:page-number="auto"/>
      <style:text-properties fo:language="es" fo:country="ES"/>
    </style:style>
    <style:style style:name="P33" style:family="paragraph" style:parent-style-name="Heading_20_1">
      <style:paragraph-properties fo:text-align="justify" style:justify-single-word="false"/>
      <style:text-properties fo:language="es" fo:country="ES"/>
    </style:style>
    <style:style style:name="P34" style:family="paragraph" style:parent-style-name="Contents_20_2">
      <style:paragraph-properties>
        <style:tab-stops>
          <style:tab-stop style:position="1.746cm"/>
          <style:tab-stop style:position="16.51cm" style:type="right"/>
        </style:tab-stops>
      </style:paragraph-properties>
    </style:style>
    <style:style style:name="P35" style:family="paragraph" style:parent-style-name="Contents_20_1">
      <style:paragraph-properties>
        <style:tab-stops>
          <style:tab-stop style:position="0.762cm"/>
          <style:tab-stop style:position="16.51cm" style:type="right"/>
        </style:tab-stops>
      </style:paragraph-properties>
      <style:text-properties fo:language="zxx" fo:country="none" style:language-asian="zxx" style:country-asian="none"/>
    </style:style>
    <style:style style:name="P36" style:family="paragraph" style:parent-style-name="Tabletext">
      <style:text-properties fo:language="es" fo:country="ES"/>
    </style:style>
    <style:style style:name="P37" style:family="paragraph" style:parent-style-name="Text_20_body">
      <style:paragraph-properties style:line-height-at-least="0.423cm" fo:text-align="justify" style:justify-single-word="false" fo:orphans="0" fo:widows="0" style:writing-mode="lr-tb"/>
    </style:style>
    <style:style style:name="P38" style:family="paragraph" style:parent-style-name="Text_20_body" style:list-style-name="L2">
      <style:paragraph-properties style:line-height-at-least="0.423cm" fo:text-align="justify" style:justify-single-word="false" fo:orphans="0" fo:widows="0" style:writing-mode="lr-tb"/>
    </style:style>
    <style:style style:name="T1" style:family="text">
      <style:text-properties fo:language="es" fo:country="ES"/>
    </style:style>
    <style:style style:name="T2" style:family="text">
      <style:text-properties fo:language="es" fo:country="ES" style:language-asian="zxx" style:country-asian="none"/>
    </style:style>
    <style:style style:name="T3" style:family="text">
      <style:text-properties fo:language="es" fo:country="ES" style:language-asian="zxx" style:country-asian="none" style:font-size-complex="12pt"/>
    </style:style>
    <style:style style:name="T4" style:family="text">
      <style:text-properties fo:language="es" fo:country="ES" style:language-asian="zxx" style:country-asian="none" style:font-name-complex="Arial"/>
    </style:style>
    <style:style style:name="T5" style:family="text">
      <style:text-properties fo:font-size="12pt" fo:language="es" fo:country="ES" style:font-size-asian="12pt" style:language-asian="zxx" style:country-asian="none" style:font-size-complex="12pt"/>
    </style:style>
    <style:style style:name="T6" style:family="text">
      <style:text-properties fo:font-size="12pt" fo:language="es" fo:country="ES" style:font-size-asian="12pt" style:language-asian="zxx" style:country-asian="none" style:font-name-complex="Arial" style:font-size-complex="12pt"/>
    </style:style>
    <style:style style:name="T7" style:family="text">
      <style:text-properties fo:language="zxx" fo:country="none" style:language-asian="zxx" style:country-asian="none"/>
    </style:style>
    <style:style style:name="T8" style:family="text">
      <style:text-properties fo:font-variant="normal" fo:text-transform="none" fo:color="#222222" fo:font-size="11pt" fo:letter-spacing="normal" fo:font-weight="bold" style:font-size-asian="11pt" style:font-weight-asian="bold" style:font-size-complex="11pt" style:font-weight-complex="bold"/>
    </style:style>
    <style:style style:name="T9" style:family="text">
      <style:text-properties fo:font-variant="normal" fo:text-transform="none" fo:color="#222222" style:font-name="arial" fo:font-size="11pt" fo:letter-spacing="normal" fo:font-style="normal" fo:font-weight="bold" style:font-size-asian="11pt" style:font-weight-asian="bold" style:font-size-complex="11pt" style:font-weight-complex="bold"/>
    </style:style>
    <style:style style:name="T10" style:family="text">
      <style:text-properties fo:font-variant="normal" fo:text-transform="none" fo:color="#222222" style:font-name="arial" fo:font-size="12pt" fo:letter-spacing="normal" fo:font-style="normal" fo:font-weight="normal" style:font-size-asian="11pt" style:font-weight-asian="bold" style:font-size-complex="11pt" style:font-weight-complex="bold"/>
    </style:style>
    <style:style style:name="T11" style:family="text">
      <style:text-properties fo:font-variant="normal" fo:text-transform="none" style:use-window-font-color="true" style:font-name="Times New Roman" fo:font-size="10pt" fo:letter-spacing="normal" fo:language="en" fo:country="US" fo:font-style="normal" fo:font-weight="normal"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fo:font-variant="normal" fo:text-transform="none" style:use-window-font-color="true" style:font-name="Times New Roman" fo:font-size="10pt" fo:letter-spacing="normal" fo:language="en" fo:country="US" fo:font-style="normal" fo:font-weight="bold" style:font-name-asian="Times New Roman" style:font-size-asian="10pt" style:font-weight-asian="bold" style:font-name-complex="Times New Roman" style:font-size-complex="10pt" style:language-complex="ar" style:country-complex="SA" style:font-weight-complex="bold"/>
    </style:style>
    <style:style style:name="T13" style:family="text">
      <style:text-properties fo:font-weight="bold" style:font-weight-asian="bold" style:font-weight-complex="bold"/>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fo:language="es" fo:country="ES" fo:font-weight="bold" style:font-size-asian="11pt" style:font-weight-asian="bold" style:font-size-complex="11pt" style:font-weight-complex="bold"/>
    </style:style>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lataforma web y movil</text:p>
      <text:p text:style-name="P12"><text:title>Glosario</text:title></text:p>
      <text:p text:style-name="P14"/>
      <text:p text:style-name="P16">Versión 1.0</text:p>
      <text:p text:style-name="P15"/>
      <text:p text:style-name="P2"/>
      <text:p text:style-name="P32"/>
      <text:p text:style-name="P13">Historial de Revisiones</text:p>
      <text:p text:style-name="P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Fecha</text:p>
          </table:table-cell>
          <table:table-cell table:style-name="Tabla1.A1" office:value-type="string">
            <text:p text:style-name="P21">Versión</text:p>
          </table:table-cell>
          <table:table-cell table:style-name="Tabla1.C1" office:value-type="string">
            <text:p text:style-name="P21">Descripción</text:p>
          </table:table-cell>
          <table:table-cell table:style-name="Tabla1.D1" office:value-type="string">
            <text:p text:style-name="P21">Autor</text:p>
          </table:table-cell>
        </table:table-row>
        <table:table-row table:style-name="Tabla1.1">
          <table:table-cell table:style-name="Tabla1.A2" office:value-type="date" office:date-value="2016-06-13">
            <text:p text:style-name="P22">13/06/16</text:p>
          </table:table-cell>
          <table:table-cell table:style-name="Tabla1.B2" office:value-type="float" office:value="1">
            <text:p text:style-name="P22">1</text:p>
          </table:table-cell>
          <table:table-cell table:style-name="Tabla1.C1" office:value-type="string">
            <text:p text:style-name="P20">Versión preliminar del glosario, a falta de completar con próximas reuniones</text:p>
          </table:table-cell>
          <table:table-cell table:style-name="Tabla1.D1" office:value-type="string">
            <text:p text:style-name="P20">Carlos Carrera</text:p>
          </table:table-cell>
        </table:table-row>
        <table:table-row table:style-name="Tabla1.1">
          <table:table-cell table:style-name="Tabla1.A1" office:value-type="string">
            <text:p text:style-name="P22"/>
          </table:table-cell>
          <table:table-cell table:style-name="Tabla1.A1" office:value-type="string">
            <text:p text:style-name="P22"/>
          </table:table-cell>
          <table:table-cell table:style-name="Tabla1.C1" office:value-type="string">
            <text:p text:style-name="P20"/>
          </table:table-cell>
          <table:table-cell table:style-name="Tabla1.D1" office:value-type="string">
            <text:p text:style-name="P20"/>
          </table:table-cell>
        </table:table-row>
        <table:table-row table:style-name="Tabla1.1">
          <table:table-cell table:style-name="Tabla1.A1" office:value-type="string">
            <text:p text:style-name="P22"/>
          </table:table-cell>
          <table:table-cell table:style-name="Tabla1.A1" office:value-type="string">
            <text:p text:style-name="P22"/>
          </table:table-cell>
          <table:table-cell table:style-name="Tabla1.C1" office:value-type="string">
            <text:p text:style-name="P20"/>
          </table:table-cell>
          <table:table-cell table:style-name="Tabla1.D1" office:value-type="string">
            <text:p text:style-name="P20"/>
          </table:table-cell>
        </table:table-row>
      </table:table>
      <text:p text:style-name="P2"/>
      <text:p text:style-name="P17">Tabla de Contenidos</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3.097cm" style:leader-char="." style:with-tab="false"/>
          </text:table-of-content-entry-template>
        </text:table-of-content-source>
        <text:index-body>
          <text:p text:style-name="P11"><text:span text:style-name="T3">1.</text:span><text:span text:style-name="T5"><text:tab/></text:span><text:span text:style-name="T3">Introducción</text:span><text:span text:style-name="T7"><text:tab/></text:span><text:a xlink:type="simple" xlink:href="#__RefHeading___Toc32407029" text:style-name="Internet_20_link" text:visited-style-name="Visited_20_Internet_20_Link"><text:span text:style-name="T7">5</text:span></text:a></text:p>
          <text:p text:style-name="P18"><text:span text:style-name="T2">1.1</text:span><text:span text:style-name="T5"><text:tab/></text:span><text:span text:style-name="T2">Propósito</text:span><text:span text:style-name="T7"><text:tab/></text:span><text:a xlink:type="simple" xlink:href="#__RefHeading___Toc32407030" text:style-name="Internet_20_link" text:visited-style-name="Visited_20_Internet_20_Link"><text:span text:style-name="T7">5</text:span></text:a></text:p>
          <text:p text:style-name="P18"><text:span text:style-name="T2">1.2</text:span><text:span text:style-name="T5"><text:tab/></text:span><text:span text:style-name="T2">Alcance</text:span><text:span text:style-name="T7"><text:tab/></text:span><text:a xlink:type="simple" xlink:href="#__RefHeading___Toc32407031" text:style-name="Internet_20_link" text:visited-style-name="Visited_20_Internet_20_Link"><text:span text:style-name="T7">5</text:span></text:a></text:p>
          <text:p text:style-name="P18"><text:span text:style-name="T2">1.3</text:span><text:span text:style-name="T5"><text:tab/></text:span><text:span text:style-name="T2">Referencias</text:span><text:span text:style-name="T7"><text:tab/></text:span><text:a xlink:type="simple" xlink:href="#__RefHeading___Toc32407032" text:style-name="Internet_20_link" text:visited-style-name="Visited_20_Internet_20_Link"><text:span text:style-name="T7">5</text:span></text:a></text:p>
          <text:p text:style-name="P18"><text:span text:style-name="T2">1.4</text:span><text:span text:style-name="T5"><text:tab/></text:span><text:span text:style-name="T2">Organización del Glosario</text:span><text:span text:style-name="T7"><text:tab/></text:span><text:a xlink:type="simple" xlink:href="#__RefHeading___Toc32407033" text:style-name="Internet_20_link" text:visited-style-name="Visited_20_Internet_20_Link"><text:span text:style-name="T7">5</text:span></text:a></text:p>
          <text:p text:style-name="P11"><text:span text:style-name="T3">2.</text:span><text:span text:style-name="T5"><text:tab/></text:span><text:span text:style-name="T3">Definiciones</text:span><text:span text:style-name="T7"><text:tab/></text:span><text:a xlink:type="simple" xlink:href="#__RefHeading___Toc32407034" text:style-name="Internet_20_link" text:visited-style-name="Visited_20_Internet_20_Link"><text:span text:style-name="T7">5</text:span></text:a></text:p>
          <text:p text:style-name="P18"><text:span text:style-name="T2">2.1</text:span><text:span text:style-name="T5"><text:tab/>usuario</text:span><text:span text:style-name="T7"><text:tab/></text:span><text:a xlink:type="simple" xlink:href="#__RefHeading___Toc32407035" text:style-name="Internet_20_link" text:visited-style-name="Visited_20_Internet_20_Link"><text:span text:style-name="T7">5</text:span></text:a></text:p>
          <text:p text:style-name="P18"><text:span text:style-name="T4">2.2</text:span><text:span text:style-name="T5"><text:tab/></text:span><text:span text:style-name="T6">web service</text:span><text:span text:style-name="T7"><text:tab/></text:span><text:a xlink:type="simple" xlink:href="#__RefHeading___Toc32407036" text:style-name="Internet_20_link" text:visited-style-name="Visited_20_Internet_20_Link"><text:span text:style-name="T7">5</text:span></text:a></text:p>
          <text:p text:style-name="P18"><text:span text:style-name="T4">2.3</text:span><text:span text:style-name="T5"><text:tab/></text:span><text:span text:style-name="T6">java server pages</text:span><text:span text:style-name="T7"><text:tab/></text:span><text:a xlink:type="simple" xlink:href="#__RefHeading___Toc32407037" text:style-name="Internet_20_link" text:visited-style-name="Visited_20_Internet_20_Link"><text:span text:style-name="T7">6</text:span></text:a></text:p>
          <text:p text:style-name="P18"><text:span text:style-name="T4">2.4</text:span><text:span text:style-name="T5"><text:tab/></text:span><text:span text:style-name="T6">arquitectura</text:span><text:span text:style-name="T7"><text:tab/></text:span><text:a xlink:type="simple" xlink:href="#__RefHeading___Toc32407038" text:style-name="Internet_20_link" text:visited-style-name="Visited_20_Internet_20_Link"><text:span text:style-name="T7">6</text:span></text:a></text:p>
          <text:p text:style-name="P18"><text:span text:style-name="T4">2.5</text:span><text:span text:style-name="T5"><text:tab/></text:span><text:span text:style-name="T6">crowdfunding</text:span><text:span text:style-name="T7"><text:tab/></text:span><text:a xlink:type="simple" xlink:href="#__RefHeading___Toc32407039" text:style-name="Internet_20_link" text:visited-style-name="Visited_20_Internet_20_Link"><text:span text:style-name="T7">6</text:span></text:a></text:p>
          <text:p text:style-name="P18"><text:span text:style-name="T4">2.6</text:span><text:span text:style-name="T5"><text:tab/></text:span><text:span text:style-name="T6">gestor base datos</text:span><text:span text:style-name="T7"><text:tab/></text:span><text:a xlink:type="simple" xlink:href="#__RefHeading___Toc32407040" text:style-name="Internet_20_link" text:visited-style-name="Visited_20_Internet_20_Link"><text:span text:style-name="T7">6</text:span></text:a></text:p>
          <text:p text:style-name="P18"><text:span text:style-name="T4">2.7</text:span><text:span text:style-name="T5"><text:tab/></text:span><text:span text:style-name="T6">administrador</text:span><text:span text:style-name="T7"><text:tab/></text:span><text:a xlink:type="simple" xlink:href="#__RefHeading___Toc32407041" text:style-name="Internet_20_link" text:visited-style-name="Visited_20_Internet_20_Link"><text:span text:style-name="T7">6</text:span></text:a></text:p>
          <text:p text:style-name="P18"><text:span text:style-name="T4">2.8</text:span><text:span text:style-name="T5"><text:tab/></text:span><text:span text:style-name="T6">moderador</text:span></text:p>
          <text:p text:style-name="P18"><text:span text:style-name="T7">2.9 <text:s text:c="5"/>startup</text:span></text:p>
          <text:list xml:id="list8778954900721436812" text:style-name="L1">
            <text:list-item>
              <text:list>
                <text:list-item>
                  <text:p text:style-name="P24"><text:span text:style-name="T7">blog</text:span></text:p>
                </text:list-item>
                <text:list-item>
                  <text:p text:style-name="P24"><text:span text:style-name="T7"/></text:p>
                </text:list-item>
              </text:list>
            </text:list-item>
          </text:list>
          <text:p text:style-name="P35"><text:tab/></text:p>
        </text:index-body>
      </text:table-of-content>
      <text:p text:style-name="P13"/>
      <text:p text:style-name="P17">Glosario</text:p>
      <text:h text:style-name="P33" text:outline-level="1"><text:bookmark-start text:name="__RefHeading___Toc32407029"/>Introducción<text:bookmark-end text:name="__RefHeading___Toc32407029"/></text:h>
      <text:p text:style-name="P8">Este documento recoge todos y cada uno de los términos manejados a lo largo de todo el proyecto de desarrollo <text:s/>de cooperacha. Se trata de un diccionario informal de datos y definiciones de la nomenclatura que se maneja, de tal modo que se crea un estándar para todo el proyecto.</text:p>
      <text:h text:style-name="P27" text:outline-level="2"><text:bookmark-start text:name="__RefHeading___Toc32407030"/>Propósito<text:bookmark-end text:name="__RefHeading___Toc32407030"/></text:h>
      <text:p text:style-name="InfoBlue">El propósito de este glosario es definir con exactitud y sin ambigüedad la terminología manejada en el proyecto de desarrollo de un sistema para manejo de la plataforma cooperacha.</text:p>
      <text:h text:style-name="P30" text:outline-level="2"/>
      <text:h text:style-name="P33" text:outline-level="1"><text:bookmark-start text:name="__RefHeading___Toc32407034"/>Definiciones<text:bookmark-end text:name="__RefHeading___Toc32407034"/></text:h>
      <text:p text:style-name="InfoBlue">A continuación se presentan todos los términos manejados a lo largo de todo el proyecto de desarrollo de plataforma cooperacha</text:p>
      <text:p text:style-name="P8"/>
      <text:h text:style-name="P28" text:outline-level="2"><text:bookmark-start text:name="__RefHeading___Toc32407035"/>usuario<text:bookmark-end text:name="__RefHeading___Toc32407035"/></text:h>
      <text:p text:style-name="P8">Es cualquier persona que se registra en aplicacion</text:p>
      <text:h text:style-name="P29" text:outline-level="2"><text:bookmark-start text:name="__RefHeading___Toc32407036"/>webservice<text:bookmark-end text:name="__RefHeading___Toc32407036"/></text:h>
      <text:p text:style-name="InfoBlue">Es una tecnologia que utiliza un conjunto de estandares que sirven para intercambiar datos entre aplicaciones.</text:p>
      <text:h text:style-name="P29" text:outline-level="2"><text:bookmark-start text:name="__RefHeading___Toc32407037"/>Java server pages JSP<text:bookmark-end text:name="__RefHeading___Toc32407037"/></text:h>
      <text:p text:style-name="InfoBlue">Paginas con contenido web dinamico basadas en lenguaje de programacion java.</text:p>
      <text:h text:style-name="P29" text:outline-level="2"><text:bookmark-start text:name="__RefHeading___Toc32407038"/>Arquitectura 3 capas<text:bookmark-end text:name="__RefHeading___Toc32407038"/></text:h>
      <text:p text:style-name="P23">Arquitectura en la cual el modelo de negocio se divide en capa de datos(base de datos) capa logica (modelo del negocio) y capa de presentacion (interfaces de usuario)</text:p>
      <text:p text:style-name="P9"/>
      <text:h text:style-name="P29" text:outline-level="2"><text:bookmark-start text:name="__RefHeading___Toc32407039"/>crowdfoundig<text:bookmark-end text:name="__RefHeading___Toc32407039"/></text:h>
      <text:p text:style-name="P19">Nuevo modelo de negocio por medio de la cual se busca obtener capitar para nuevos proyectos mediante contribuciones de gran numero de partes interesadas</text:p>
      <text:p text:style-name="P9"/>
      <text:h text:style-name="P29" text:outline-level="2"><text:bookmark-start text:name="__RefHeading___Toc32407040"/>Gestor base de datos<text:bookmark-end text:name="__RefHeading___Toc32407040"/></text:h>
      <text:p text:style-name="P8">Conjunto de herramientas que manejan información que persiste en el tiempo</text:p>
      <text:h text:style-name="P29" text:outline-level="2"><text:bookmark-start text:name="__RefHeading___Toc32407041"/>administrador<text:bookmark-end text:name="__RefHeading___Toc32407041"/></text:h>
      <text:p text:style-name="P8">Usuario <text:s/>que gestiona todos los módulos de aplicación velando por correcto funcionamiento</text:p>
      <text:h text:style-name="P29" text:outline-level="2"><text:bookmark-start text:name="__RefHeading___Toc32407042"/>moderador<text:bookmark-end text:name="__RefHeading___Toc32407042"/></text:h>
      <text:p text:style-name="P3"/>
      <text:p text:style-name="P37"><text:span text:style-name="T16">Usuario</text:span> que debido a experiencia en plataforma se encarga de aprobar preguntas que serán agregadas en <text:span text:style-name="T16">cuestionarios</text:span></text:p>
      <text:p text:style-name="P10"><text:soft-page-break/></text:p>
      <text:p text:style-name="P37"><text:span text:style-name="T1">2.9<text:tab/></text:span><text:span text:style-name="T15">Startup: </text:span><text:span text:style-name="T8"> </text:span><text:span text:style-name="T11">es una organización humana con gran capacidad de cambio, que desarrolla productos o servicios, de gran innovación, altamente deseados o requeridos por el mercado, donde su diseño y comercialización están orientados completamente al cliente.</text:span><text:span text:style-name="T14"> </text:span></text:p>
      <text:p text:style-name="P10"/>
      <text:p text:style-name="P10"><text:s/></text:p>
      <text:list xml:id="list1204391596639270106" text:style-name="L2">
        <text:list-item>
          <text:list>
            <text:list-item>
              <text:p text:style-name="P38"><text:span text:style-name="T14">blog</text:span>: u<text:span text:style-name="T11">na bitacora virtual similar a un diario, donde se detallan <text:s/>comentarios de ciertos temas de interes </text:span></text:p>
            </text:list-item>
          </text:list>
        </text:list-item>
      </text:list>
      <text:p text:style-name="P25"><text:tab/><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sans-serif" svg:font-family="sans-serif"/>
    <style:font-face style:name="Courier New" svg:font-family="'Courier New'" style:font-family-generic="modern"/>
    <style:font-face style:name="Arial Unicode MS1" svg:font-family="'Arial Unicode MS'" style:font-family-generic="swiss"/>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GT"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zxx" fo:country="none" style:language-asian="zxx" style:country-asian="none"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ullet1" style:family="paragraph" style:parent-style-name="Standard" style:list-style-name="WW8StyleNum">
      <style:paragraph-properties fo:margin-left="1.27cm" fo:margin-right="0cm" fo:text-indent="-0.762cm" style:auto-text-indent="false"/>
    </style:style>
    <style:style style:name="Tabletext" style:family="paragraph" style:parent-style-name="Standard">
      <style:paragraph-properties fo:margin-top="0cm" fo:margin-bottom="0.212cm" fo:keep-together="always"/>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fo:text-align="justify" style:justify-single-word="false" fo:text-indent="0cm" style:auto-text-indent="false"/>
      <style:text-properties fo:language="es" fo:country="ES" style:font-style-complex="italic"/>
    </style:style>
    <style:style style:name="Sangría_20_2_20_de_20_t._20_independiente" style:display-name="Sangría 2 de t. independiente" style:family="paragraph" style:parent-style-name="Standard">
      <style:paragraph-properties fo:margin-left="1.251cm" fo:margin-right="0cm" fo:text-indent="0cm" style:auto-text-indent="false"/>
      <style:text-properties fo:language="es" fo:country="ES"/>
    </style:style>
    <style:style style:name="Sangría_20_3_20_de_20_t._20_independiente" style:display-name="Sangría 3 de t. independiente" style:family="paragraph" style:parent-style-name="Standard">
      <style:paragraph-properties fo:margin-left="1.27cm" fo:margin-right="0cm" fo:text-indent="0cm" style:auto-text-indent="false"/>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text:bullet-char="•">
        <style:list-level-properties text:min-label-width="0.762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Cooperacha</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losario</dc:title>
    <dc:subject>Sistema para la gestión de artículos deportivos</dc:subject>
    <meta:initial-creator>César López Rodríguez</meta:initial-creator>
    <meta:creation-date>2003-02-06T10:29:00</meta:creation-date>
    <dc:creator>carlos  carrera</dc:creator>
    <dc:date>2016-06-13T23:17:15.99</dc:date>
    <meta:editing-cycles>9</meta:editing-cycles>
    <meta:editing-duration>PT34M38S</meta:editing-duration>
    <meta:generator>OpenOffice/4.1.1$Win32 OpenOffice.org_project/411m6$Build-9775</meta:generator>
    <meta:document-statistic meta:table-count="1" meta:image-count="0" meta:object-count="0" meta:page-count="5" meta:paragraph-count="58" meta:word-count="396" meta:character-count="2468"/>
    <meta:user-defined meta:name="offLineKey">37291.59391</meta:user-defined>
    <meta:user-defined meta:name="retainMacros" meta:value-type="boolean">false</meta:user-defined>
  </office:meta>
</office:document-meta>
</file>

<file path=Basic/Standard/AutoClose.xml><?xml version="1.0" encoding="utf-8"?>
<!DOCTYPE module  PUBLIC '-//OpenOffice.org//DTD OfficeDocument 1.0//EN'  'module.dtd'>
<script:module xmlns:script="http://openoffice.org/2000/script" script:name="AutoClose" script:language="StarBasic">Rem Attribute VBA_ModuleType=VBAModule
Sub AutoClose
Rem 
Rem Function removeReqProMenu()
Rem '
Rem ' Remove the ReqPro menu.
Rem ' Macro coded 05/12/98 by Bill Betz
Rem '
Rem     Dim menu As CommandBarControl
Rem     Dim menuCaption As String
Rem     
Rem     menuCaption = "&amp;RequisitePro"
Rem     found = False
Rem     For Each menu In CommandBars("Menu Bar").Controls
Rem         If menu.caption = menuCaption Then
Rem             menu.Delete
Rem             Exit For
Rem         End If
Rem     Next
Rem             
Rem End Function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Sub AutoOpen
Rem 'Global declarations
Rem 
Rem Function buildMenus() As Boolean
Rem 
Rem     Dim menuBar As CommandBar
Rem     Dim reqProMenu As CommandBarPopup
Rem     Dim menuInserted As Boolean
Rem     
Rem     Set menuBar = ActiveDocument.CommandBars("Menu Bar")
Rem     menuInserted = insertReqProMenu(menuBar, reqProMenu)
Rem     If menuInserted Then
Rem         insertReqMenu reqProMenu
Rem     End If
Rem 
Rem     buildMenus = True
Rem 
Rem End Function
Rem Function insertReqProMenu(menuBar As CommandBar, reqProMenu As CommandBarPopup) As Boolean
Rem '
Rem ' Insert the ReqPro menu before the help and window menus.
Rem ' Macro coded 05/12/98 by Bill Betz
Rem '
Rem     Dim count As Integer
Rem     Dim menu As CommandBarControl
Rem     Dim found As Boolean
Rem     Dim menuCaption As String
Rem     
Rem     menuCaption = "&amp;RequisitePro"
Rem     found = False
Rem     For Each menu In menuBar.Controls
Rem         If menu.caption = menuCaption Then
Rem             Set reqProMenu = menu
Rem             found = True
Rem             Exit For
Rem         End If
Rem     Next
Rem     
Rem     If found Then
Rem         insertReqProMenu = False
Rem     Else
Rem         insertReqProMenu = True
Rem         count = menuBar.Controls.count - 1
Rem         menuBar.Controls.Add Type:=msoControlPopup, Before:=count
Rem         Set reqProMenu = menuBar.Controls(count)
Rem         reqProMenu.caption = menuCaption
Rem     End If
Rem             
Rem End Function
Rem Function insertReqMenu(reqProMenu As CommandBarPopup)
Rem '
Rem ' Insert the Requirement sub-menu and menu items.
Rem ' Macro coded 05/12/98 by Bill Betz
Rem '
Rem     Dim reqMenu As CommandBarPopup
Rem     
Rem     Set reqMenu = insertSubMenu(reqProMenu, "&amp;Requirement", 1)
Rem     insertMenuItem reqMenu, "&amp;Delete (Unmark)", "RequirementDeleteUnmark"
Rem     insertMenuItem reqMenu, "C&amp;reate", "RequirementCreate"
Rem 
Rem End Function
Rem 
Rem Function insertSubMenu(parentMenu As CommandBarPopup, caption As String, position As Integer) As CommandBarPopup
Rem '
Rem ' Insert sub menu of the passed parent menu with the passed caption.
Rem ' Macro coded 05/12/98 by Bill Betz
Rem '
Rem     Dim menuItem As CommandBarControl
Rem     Dim found As Boolean
Rem     
Rem     found = False
Rem     For Each menuItem In parentMenu.Controls
Rem         If menuItem.caption = caption Then
Rem             Set insertSubMenu = menuItem
Rem             found = True
Rem         Exit For
Rem         End If
Rem     Next
Rem     If Not found Then
Rem         parentMenu.Controls.Add Type:=msoControlPopup, _
Rem             Before:=position
Rem         Set insertSubMenu = parentMenu.Controls(position)
Rem         insertSubMenu.caption = caption
Rem     End If
Rem         
Rem End Function
Rem 
Rem Function insertMenuItem(menu As CommandBarPopup, caption As String, macro As String)
Rem '
Rem ' Insert a new menu item with caption and command macro into the passed menu.
Rem ' Macro coded 05/12/98 by Bill Betz
Rem '
Rem     Dim menuItem As CommandBarButton
Rem     Dim newItem As CommandBarButton
Rem     Dim found As Boolean
Rem     
Rem     found = False
Rem     For Each menuItem In menu.Controls
Rem         If menuItem.caption = caption Then
Rem             found = True
Rem             Exit For
Rem         End If
Rem     Next
Rem     If Not found Then
Rem         menu.Controls.Add Type:=msoControlButton, _
Rem             Before:=1
Rem         Set newItem = menu.Controls(1)
Rem         With newItem
Rem             .caption = caption
Rem             .OnAction = macro
Rem         End With
Rem     End If
Rem         
Rem End Function
Rem 
Rem 
End Sub</script:module>
</file>

<file path=Basic/Standard/Globals.xml><?xml version="1.0" encoding="utf-8"?>
<!DOCTYPE module  PUBLIC '-//OpenOffice.org//DTD OfficeDocument 1.0//EN'  'module.dtd'>
<script:module xmlns:script="http://openoffice.org/2000/script" script:name="Globals" script:language="StarBasic">Rem Attribute VBA_ModuleType=VBAModule
Sub Globals
Rem Public Const appTitle = "RequisitePro"
Rem Public Const reqProPrefix = "REQ"
Rem 
Rem Function displayMsg(msg As String)
Rem '
Rem ' Display a message and set the dialog title to the ReqPOro application.
Rem ' Macro coded 05/15/98 by Bill Betz
Rem '
Rem     MsgBox msg, , appTitle
Rem     
Rem End Function
Rem 
Rem 
End Sub</script:module>
</file>

<file path=Basic/Standard/RequirementCreate.xml><?xml version="1.0" encoding="utf-8"?>
<!DOCTYPE module  PUBLIC '-//OpenOffice.org//DTD OfficeDocument 1.0//EN'  'module.dtd'>
<script:module xmlns:script="http://openoffice.org/2000/script" script:name="RequirementCreate" script:language="StarBasic">Rem Attribute VBA_ModuleType=VBAModule
Sub RequirementCreate
Rem 
Rem Function getSelectionText() As String
Rem     'Return the selection text with leading and trailing spaces and
Rem     'unprintable characters removed.
Rem     
Rem     Dim selText As String
Rem     Dim s_start As Long
Rem     Dim s_end As Long
Rem     Dim idx As Long
Rem     Dim newSelection As Range
Rem     Dim testChar As Range
Rem     Dim testVal As Long
Rem     
Rem     'Exit if range is empty
Rem     If Selection.Start = Selection.End Then
Rem         Exit Function
Rem     End If
Rem    
Rem    'Find the first valid character.
Rem     s_start = Selection.Start
Rem     For idx = 1 To Selection.Characters.count
Rem         Set testChar = Selection.Characters.Item(idx)
Rem                 
Rem         testVal = CLng("&amp;H" &amp; Hex(AscW(testChar))) 'Ki RATLC00015501 Rainier-I
Rem         
Rem         If testVal &lt;= 32 Then
Rem             s_start = s_start + 1
Rem         Else
Rem             Exit For
Rem         End If
Rem     Next idx
Rem     
Rem     'Find the last valid character.
Rem     s_end = Selection.End
Rem     For idx = Selection.Characters.count To 1 Step -1
Rem         Set testChar = Selection.Characters.Item(idx)
Rem                 
Rem         testVal = CLng("&amp;H" &amp; Hex(AscW(testChar))) 'Ki RATLC00015501 Rainier-I
Rem         
Rem         If testVal &lt;= 32 Then
Rem             s_end = s_end - 1
Rem         Else
Rem             Exit For
Rem         End If
Rem     Next idx
Rem     
Rem     'Reset the selection range to exclude invalid characters.
Rem     Set newSelection = Selection.Range
Rem     newSelection.Start = s_start
Rem     newSelection.End = s_end
Rem     newSelection.Select
Rem     
Rem     'Return the revised text selection.
Rem     getSelectionText = Selection.text
Rem     
Rem     'Make a correction for the case where only invalid characters were selected.
Rem     If s_start &gt; s_end Then
Rem         getSelectionText = ""
Rem     End If
Rem 
Rem End Function
Rem 
Rem Function findNextReqNumber() As String
Rem '
Rem ' Search for existing ReqPro bookmarks and capture the highest
Rem ' existing requirement number.  Return the next available number.
Rem ' Macro coded 05/12/98 by Bill Betz
Rem '
Rem     Dim name As String
Rem     Dim reqNumberStr As String
Rem     Dim reqNumber As Long
Rem     Dim index As Long
Rem     Dim checkChar As String
Rem     Dim highestNumber As Long
Rem     
Rem     highestNumber = 0
Rem     For Each Bookmark In ActiveDocument.Bookmarks
Rem         name = Bookmark.name
Rem         If Left(name, 3) = reqProPrefix Then
Rem             reqNumberStr = ""
Rem             For index = Len(name) To 4 Step -1
Rem                 checkChar = Mid(name, index, 1)
Rem                 If IsNumeric(checkChar) Then
Rem                     reqNumberStr = checkChar &amp; reqNumberStr
Rem                 Else
Rem                     Exit For
Rem                 End If
Rem             Next
Rem             If Len(reqNumberStr) &gt; 0 Then
Rem                 reqNumber = CLng(reqNumberStr)
Rem             Else
Rem                 reqNumber = 0
Rem             End If
Rem             If reqNumber &gt; 999999 Then
Rem                 findNextReqNumber = "Error"
Rem                 Exit Function
Rem             End If
Rem             If reqNumber &gt; highestNumber Then
Rem                 highestNumber = reqNumber
Rem             End If
Rem         End If
Rem     Next
Rem     findNextReqNumber = padLeadingZeros(highestNumber + 1)
Rem         
Rem End Function
Rem 
Rem Function isHidden() As Boolean
Rem '
Rem ' Make sure that the text selection is not entirely hidden text.  Return true if
Rem ' the selection contains only hidden text.
Rem ' Macro coded 05/26/98 by Bill Betz
Rem ' Modified 2/21/01 to fix hidden process by PMB
Rem 
Rem    Dim hidden As Boolean
Rem    Dim char As Range
Rem    If Selection.Font.hidden Then
Rem         If Selection.Font.hidden = wdUndefined Then
Rem             'do nothing, partially hidden
Rem         Else
Rem             'All hidden, reset to not hidden
Rem             Selection.Font.hidden = False
Rem         End If
Rem    End If
Rem    isHidden = False
Rem         
Rem End Function
Rem 
Rem Function isValidSelection() As Boolean
Rem '
Rem ' Make sure that the text selection does not overlap any
Rem ' existing bookmark ranges.  Return true if there are no
Rem ' overlaps.
Rem ' Macro coded 05/12/98 by Bill Betz
Rem '
Rem     Dim valid As Boolean
Rem     Dim rangeStart As Long
Rem     Dim rangeEnd As Long
Rem     Dim bkmarkStart As Long
Rem     Dim bkmarkEnd As Long
Rem     
Rem     valid = True
Rem     For Each Bookmark In ActiveDocument.Bookmarks
Rem         If Selection.Range.InRange(Bookmark.Range) Then
Rem             valid = False
Rem             Exit For
Rem         End If
Rem         If Bookmark.Range.InRange(Selection.Range) Then
Rem             valid = False
Rem             Exit For
Rem         End If
Rem         bkmarkStart = Bookmark.Range.Start
Rem         bkmarkEnd = Bookmark.Range.End
Rem         rangeStart = Selection.Range.Start
Rem         If rangeStart &gt; bkmarkStart And rangeStart &lt; bkmarkEnd Then
Rem             valid = False
Rem             Exit For
Rem         End If
Rem         rangeEnd = Selection.Range.End
Rem         If rangeEnd &gt; bkmarkStart And rangeEnd &lt; bkmarkEnd Then
Rem             valid = False
Rem             Exit For
Rem         End If
Rem     Next
Rem     
Rem     isValidSelection = valid
Rem 
Rem End Function
Rem 
Rem Function isTableCellsSelection() As Boolean
Rem '
Rem ' Make sure that the text selection does not contain multiple
Rem ' table cells.  Return true if there are multiple cells selected.
Rem ' Macro coded 02/03/99 by Bill Betz
Rem '
Rem     Dim text As String
Rem 
Rem     'Test whether the selection contains any tables.
Rem     If Selection.Tables.count = 0 Then
Rem         isTableCellsSelection = False
Rem         Exit Function
Rem     End If
Rem         
Rem     'Test if the selection is entirely within a table.
Rem     If Not Selection.Information(wdWithInTable) Then
Rem         isTableCellsSelection = True
Rem         Exit Function
Rem     End If
Rem     
Rem     'Test whether the selection spans multiple cells within the table.
Rem     If Selection.Cells.count = 1 Then
Rem         text = WordBasic.Selection$
Rem         'Test word basic selection contents to be consistent with ReqPro.
Rem         'WordBasic cannot handle selection text within a cell.
Rem         If text = "" Then
Rem             isTableCellsSelection = True
Rem         Else
Rem             isTableCellsSelection = False
Rem         End If
Rem     Else
Rem         isTableCellsSelection = True
Rem     End If
Rem     
Rem End Function
Rem 
Rem Function padLeadingZeros(intVar As Long) As String
Rem '
Rem ' Return a 6 character string by padding leading zeros
Rem ' to the left of intVar.
Rem ' Macro coded 05/12/98 by Bill Betz
Rem '
Rem     Dim intStr As String
Rem     Dim outStr As String
Rem     Dim intSize As Long
Rem     
Rem     intStr = CStr(intVar)
Rem     intSize = Len(intStr)
Rem     For index = 1 To 6 - intSize
Rem         outStr = outStr &amp; 0
Rem     Next
Rem     padLeadingZeros = outStr &amp; intStr
Rem 
Rem End Function
Rem 
Rem Function FormatTrailingBlanks() As Boolean
Rem     Dim s_start As Long
Rem     Dim end_pos As Long
Rem     Dim pos As Long
Rem     Dim testChar As Range
Rem     
Rem     s_start = Selection.End
Rem     WordBasic.EndOfDocument
Rem     end_pos = Selection.End
Rem     
Rem     For pos = s_start To end_pos - 1
Rem         Selection.SetRange Start:=pos, End:=pos + 1
Rem         Set testChar = Selection.Characters(1)
Rem         If Asc(testChar) = 32 Then
Rem             Selection.Font.Underline = wdUnderlineNone
Rem         Else
Rem             If Asc(testChar) = 13 Then
Rem                 Selection.Font.Underline = wdUnderlineNone
Rem                 Exit For
Rem             Else
Rem                 Exit For
Rem             End If
Rem         End If
Rem     Next pos
Rem     FormatTrailingBlanks = True
Rem   
Rem End Function
Rem 
End Sub</script:module>
</file>

<file path=Basic/Standard/RequirementDeleteUnmark.xml><?xml version="1.0" encoding="utf-8"?>
<!DOCTYPE module  PUBLIC '-//OpenOffice.org//DTD OfficeDocument 1.0//EN'  'module.dtd'>
<script:module xmlns:script="http://openoffice.org/2000/script" script:name="RequirementDeleteUnmark" script:language="StarBasic">Rem Attribute VBA_ModuleType=VBAModule
Sub RequirementDeleteUnmark
Rem 'Module Globals
Rem     Dim bkMark As Bookmark
Rem 
Rem Function findBookmark() As Boolean
Rem '
Rem ' Find and set the ReqPro bookmark associated with the current selection.
Rem ' Answer true if found, otherwise false.
Rem ' Macro coded 05/18/98 by Bill Betz
Rem '
Rem     Dim name As String
Rem     
Rem     findBookmark = False
Rem     For Each Bookmark In ActiveDocument.Bookmarks
Rem         name = Bookmark.name
Rem         If Left(name, 3) = reqProPrefix Then
Rem             If Selection.Range.InRange(Bookmark.Range) Then
Rem                 Set bkMark = Bookmark
Rem                 findBookmark = True
Rem                 Exit For
Rem             End If
Rem         End If
Rem     Next
Rem     
Rem End Function
Rem 
Rem Function confirmDelete(reqName As String) As Boolean
Rem '
Rem ' Confirm with the user whether or not to proceed with the delete.
Rem ' Answer true to delete, otherwise false.
Rem ' Macro coded 05/18/98 by Bill Betz
Rem '
Rem     Dim response As Integer
Rem     
Rem     text = "Are you sure you want to delete the selected requirement?"
Rem     response = MsgBox(text, vbYesNo, "Requirement Delete")
Rem     If response = vbYes Then
Rem         confirmDelete = True
Rem     Else
Rem         confirmDelete = False
Rem     End If
Rem 
Rem End Function
Rem 
Rem Function removeTag()
Rem     Dim char As Range
Rem     Dim tag_end As Long
Rem 
Rem     tag_end = 0
Rem     'Do not delete within the loop because of problems encountered
Rem     'when track changes is enabled and deleted text is set to hidden.
Rem     'Start in position 2 to get past the Bookmark character.
Rem     For i = 2 To bkMark.Range.Characters.count
Rem         Set char = bkMark.Range.Characters.Item(i)
Rem         If char.Font.hidden Then
Rem             tag_end = i
Rem         Else
Rem             i = bkMark.Range.Characters.count
Rem         End If
Rem     Next i
Rem     
Rem     If tag_end &gt; 0 Then
Rem         For n = 1 To tag_end
Rem             'Make sure the item is hidden. Smart cut &amp; paste may
Rem             'have removed blanks following the tag.
Rem             Set char = bkMark.Range.Characters.Item(1)
Rem             If char.Font.hidden Then
Rem                 bkMark.Range.Characters.Item(1).Delete
Rem             End If
Rem         Next n
Rem     End If
Rem             
Rem End Function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Close"/>
  <library:element library:name="RequirementDeleteUnmark"/>
  <library:element library:name="RequirementCreate"/>
  <library:element library:name="AutoOpen"/>
  <library:element library:name="Global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